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text-properties fo:language="pt" fo:country="PT" officeooo:paragraph-rsid="001bbe46"/>
    </style:style>
    <style:style style:name="P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1bbe46"/>
    </style:style>
    <style:style style:name="P4" style:family="paragraph" style:parent-style-name="Heading_20_2">
      <style:text-properties fo:language="pt" fo:country="PT"/>
    </style:style>
    <style:style style:name="T1" style:family="text">
      <style:text-properties fo:color="#1155cc"/>
    </style:style>
    <style:style style:name="T2" style:family="text">
      <style:text-properties fo:color="#1155cc" fo:language="pt" fo:country="PT"/>
    </style:style>
    <style:style style:name="T3" style:family="text">
      <style:text-properties officeooo:rsid="001bbe46"/>
    </style:style>
    <style:style style:name="T4" style:family="text">
      <style:text-properties officeooo:rsid="001d87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::: Processamento de linguagem natural em sonhos?</text:h>
      <text:p text:style-name="P1"/>
      <text:p text:style-name="P2">Quais as palavras</text:p>
      <text:p text:style-name="P2"><text:span text:style-name="T3">com </text:span>que descreve<text:span text:style-name="T3">mos</text:span></text:p>
      <text:p text:style-name="P2">nossos sonhos?</text:p>
      <text:p text:style-name="P2">Quais categorias</text:p>
      <text:p text:style-name="P2">tamanhos e</text:p>
      <text:p text:style-name="P2">consoantes e vogais?</text:p>
      <text:p text:style-name="P2">Quais as estruturas</text:p>
      <text:p text:style-name="P2">linguísticas?</text:p>
      <text:p text:style-name="P2">Como</text:p>
      <text:p text:style-name="P2">este linguajar</text:p>
      <text:p text:style-name="P2">se relaciona</text:p>
      <text:p text:style-name="P2">com o cotidiano</text:p>
      <text:p text:style-name="P2">e os outros linguajares?</text:p>
      <text:p text:style-name="P2">Como</text:p>
      <text:p text:style-name="P2">as pessoas</text:p>
      <text:p text:style-name="P2">podem usufruir</text:p>
      <text:p text:style-name="P2">das suas descrições</text:p>
      <text:p text:style-name="P2">de sonhos</text:p>
      <text:p text:style-name="P2">para arte e autoconhecimento?</text:p>
      <text:p text:style-name="P1"/>
      <text:p text:style-name="P1">Algumas contagens e listagens foram úteis.</text:p>
      <text:p text:style-name="P1">Nos relatos escritos de poucas dezenas de pessoas,</text:p>
      <text:p text:style-name="P2">na maioria mulheres,</text:p>
      <text:p text:style-name="P2">encontramos os seguintes substantivos masculinos mais incidentes:</text:p>
      <text:p text:style-name="P1">*) sonho irmão menino lugar tio pé buraco velho olhos.</text:p>
      <text:p text:style-name="P1">Já os substantivos femininos são:</text:p>
      <text:p text:style-name="P1">*) pessoas lua barata porta roupa pernas casa praia almofada vermelha.</text:p>
      <text:p text:style-name="P1"/>
      <text:p text:style-name="P1">As palavras que iniciam e terminam frases formaram poemas:</text:p>
      <text:p text:style-name="P1">"""</text:p>
      <text:p text:style-name="P1">Escorregava glandes</text:p>
      <text:p text:style-name="P1">Numa assustavam</text:p>
      <text:p text:style-name="P1">Eu suada</text:p>
      <text:p text:style-name="P1">As cavalos</text:p>
      <text:p text:style-name="P1">Não acabou</text:p>
      <text:p text:style-name="P1">Barras mim</text:p>
      <text:p text:style-name="P1">Andei construtores</text:p>
      <text:p text:style-name="P1">Pessoas )</text:p>
      <text:p text:style-name="P1"/>
      <text:p text:style-name="P1">Sonhei formei</text:p>
      <text:p text:style-name="P1">Estava menino</text:p>
      <text:p text:style-name="P1">Depois boa</text:p>
      <text:p text:style-name="P1">Esse meu</text:p>
      <text:p text:style-name="P1">Sonhos descendo</text:p>
      <text:p text:style-name="P1"/>
      <text:p text:style-name="P1"><text:soft-page-break/>O irmão</text:p>
      <text:p text:style-name="P1">Meu punição</text:p>
      <text:p text:style-name="P1">Começa irmão</text:p>
      <text:p text:style-name="P1">Meu ele</text:p>
      <text:p text:style-name="P1">Meu demonstração</text:p>
      <text:p text:style-name="P1">Depois nada”</text:p>
      <text:p text:style-name="P1">Eu parede</text:p>
      <text:p text:style-name="P1">Sinto dele</text:p>
      <text:p text:style-name="P1">A importência</text:p>
      <text:p text:style-name="P1">O buraco</text:p>
      <text:p text:style-name="P1"/>
      <text:p text:style-name="P1">Acordei ofegante</text:p>
      <text:p text:style-name="P1">Sensação NÃO</text:p>
      <text:p text:style-name="P1">Já rumo</text:p>
      <text:p text:style-name="P1">Estava perseguido</text:p>
      <text:p text:style-name="P1">Quando percebeu</text:p>
      <text:p text:style-name="P1">A tempo</text:p>
      <text:p text:style-name="P1">Até porta</text:p>
      <text:p text:style-name="P1">O disso</text:p>
      <text:p text:style-name="P1">Eu sobreviver</text:p>
      <text:p text:style-name="P1">Parecia ferramentas</text:p>
      <text:p text:style-name="P1"/>
      <text:p text:style-name="P1">Três mim</text:p>
      <text:p text:style-name="P1">Lavo piano</text:p>
      <text:p text:style-name="P1">Havia tirano</text:p>
      <text:p text:style-name="P1">Nele tudo</text:p>
      <text:p text:style-name="P1">Jogaram fogo</text:p>
      <text:p text:style-name="P1">Pessoas presas</text:p>
      <text:p text:style-name="P1">Comecei ali</text:p>
      <text:p text:style-name="P1">Mas destruísse</text:p>
      <text:p text:style-name="P1">Pessoas criança</text:p>
      <text:p text:style-name="P1">"""</text:p>
      <text:p text:style-name="P1"/>
      <text:p text:style-name="P1">Observações de estruturas mais complexas,</text:p>
      <text:p text:style-name="P1">como construções com o uso da voz passiva ou de orações coordenadas,</text:p>
      <text:p text:style-name="P1">trarão provavelmente mais elementos para caracterizar</text:p>
      <text:p text:style-name="P1">a incidência da linguagem verbal no relato de sonhos.</text:p>
      <text:p text:style-name="P1"><text:span text:style-name="T3">Também m</text:span>ais elementos para construções interessantes, significativas.</text:p>
      <text:p text:style-name="P1"/>
      <text:p text:style-name="P1">O que não muda se o relato for verbal ou escrito?</text:p>
      <text:p text:style-name="P1">O que muda com o gênero, idade, língua, localidade, temperatura <text:span text:style-name="T3">e</text:span> altitude?</text:p>
      <text:p text:style-name="P1">O que revela da pessoa para ela mesma e como ela pode</text:p>
      <text:p text:style-name="P1">aproveitar seus relatos de sonhos para se conhecer e para arte?</text:p>
      <text:p text:style-name="P1"/>
      <text:p text:style-name="P1">Os relatos de sonhos precisam necessariamente conter algumas palavras?</text:p>
      <text:p text:style-name="P2">Há algum cânone ou conjuntos esperados?</text:p>
      <text:p text:style-name="P2">Talvez palavras ligadas à família, corpo, desconhecido, (in)capacidade, disputa/usufruto, etc?</text:p>
      <text:p text:style-name="P2">A língua programa o cérebro,</text:p>
      <text:p text:style-name="P2">enervada com as papilas e músculo,</text:p>
      <text:p text:style-name="P1"><text:soft-page-break/>é um leme na nuvem eletromagnética do sistema nervoso central?</text:p>
      <text:p text:style-name="P1">Até que ponto a língua programa o cérebro e até que ponto há linguajar verbal ausente da língua?</text:p>
      <text:p text:style-name="P2">Quanto tempo <text:span text:style-name="T3">você </text:span>consegue ficar com a língua parada?</text:p>
      <text:p text:style-name="P2">Sente ela vibrar mesmo parada enquanto pensa?</text:p>
      <text:p text:style-name="P1">Ela fica em repouso colada no céu da boca ou solta na papada?</text:p>
      <text:p text:style-name="P2">Este aspecto mecânico da linguagem <text:span text:style-name="T3">verbal</text:span></text:p>
      <text:p text:style-name="P2">pode ser explicitado com os sonhos, é outro mecanismo <text:span text:style-name="T3">ou não existe</text:span>?</text:p>
      <text:p text:style-name="P1"/>
      <text:p text:style-name="P1">Lembro do manifesto senil no uso do onírico para conquista da realidade:</text:p>
      <text:p text:style-name="Standard"><text:a xlink:type="simple" xlink:href="https://raw.githubusercontent.com/ttm/microcontos/master/manifestoSenil.txt" office:target-frame-name="_blank" xlink:show="new"><text:span text:style-name="T2">https://raw.githubusercontent.</text:span></text:a></text:p>
      <text:p text:style-name="P1"/>
      <text:p text:style-name="P3">Nota: a mineração de texto, neste caso, <text:span text:style-name="T3">auxilia </text:span>o humano n<text:span text:style-name="T4">o usufruto</text:span> da linguagem com o esbelecimento de relações e a análise do discurso, por isso o assunto (e os feitos) se encaixa melhor na área de "processamento de linguagem natural".</text:p>
      <text:h text:style-name="P4" text:outline-level="2">:::</text:h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Fabbri</meta:initial-creator>
    <meta:creation-date>2016-01-28T16:24:59.554632134</meta:creation-date>
    <dc:date>2016-01-28T16:41:22.343679111</dc:date>
    <dc:creator>R Fabbri</dc:creator>
    <meta:editing-duration>PT5M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3" meta:paragraph-count="97" meta:word-count="448" meta:character-count="2777" meta:non-whitespace-character-count="2426"/>
  </office:meta>
</office:document-meta>
</file>